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uario(<text:span text:style-name="T1">cod</text:span>,<text:span text:style-name="T2">mail</text:span>,<text:span text:style-name="T2">nick</text:span>,es_moderador,esta_baneado)</text:p>
      <text:p text:style-name="Standard"/>
      <text:p text:style-name="Standard"><text:tab/>Bloquea(<text:span text:style-name="T4">usuario_base</text:span>,<text:span text:style-name="T4">usuario_bloqueado</text:span>)</text:p>
      <text:p text:style-name="Standard"/>
      <text:p text:style-name="Standard">Gnomo(<text:span text:style-name="T4">usuario</text:span>,nombre,sexo,edad,descripcion,hab_lenhador,hab_minero,hab_agricultor,hab_investigador,hab_militar,hab_constructor,nivel_seta,nivel_laboratorio,nivel_defensas,madera,comida,agua,<text:span text:style-name="T3">zona,poblado*,</text:span><text:span text:style-name="T6">rango*</text:span>)</text:p>
      <text:p text:style-name="Standard"/>
      <text:p text:style-name="Standard"><text:tab/>Amigo(<text:span text:style-name="T4">gnomo1</text:span>,<text:span text:style-name="T4">gnomo2</text:span>)</text:p>
      <text:p text:style-name="Standard"/>
      <text:p text:style-name="Standard"><text:tab/>Conoce_gnomo(<text:span text:style-name="T4">gnomo</text:span>,<text:span text:style-name="T4">tecnologia</text:span>,nivel)</text:p>
      <text:p text:style-name="Standard"/>
      <text:p text:style-name="Standard">Tecnología(<text:span text:style-name="T1">cod</text:span>,<text:span text:style-name="T2">nombre</text:span>,descripcion,tiempo_base)</text:p>
      <text:p text:style-name="Standard"/>
      <text:p text:style-name="Standard">Zona(<text:span text:style-name="T1">x</text:span>,<text:span text:style-name="T1">y</text:span>,tipo,poblacion)</text:p>
      <text:p text:style-name="Standard"/>
      <text:p text:style-name="Standard">Poblado(<text:span text:style-name="T8">cod</text:span>,<text:span text:style-name="T3">fundador</text:span>,<text:span text:style-name="T2">nombre</text:span>,nivel_ayuntamiento,nivel_laboratorio,nivel_aserradero,nivel_mina,nivel_muralla,nivel_huerto)</text:p>
      <text:p text:style-name="Standard"/>
      <text:p text:style-name="Standard"><text:tab/>Rango(<text:span text:style-name="T4">poblado</text:span>,<text:span text:style-name="T1">nombre_rango</text:span>,p_invitar,p_expulsar,p_proyecto,p_diplomacia,p_permisos,p_comercio,p_oficios)</text:p>
      <text:p text:style-name="Standard"/>
      <text:p text:style-name="Standard"><text:tab/>Guerra(<text:span text:style-name="T4">poblado1</text:span>,<text:span text:style-name="T4">poblado2</text:span><text:span text:style-name="T10">,activa,victorias1,victorias2</text:span>)</text:p>
      <text:p text:style-name="Standard"/>
      <text:p text:style-name="Standard"><text:tab/>Conoce_poblado(<text:span text:style-name="T4">poblado</text:span>,<text:span text:style-name="T4">gran_tecnologia</text:span>,nivel)</text:p>
      <text:p text:style-name="Standard"/>
      <text:p text:style-name="Standard">Gran_Tecnología(<text:span text:style-name="T1">cod</text:span>,<text:span text:style-name="T2">nombre</text:span>,<text:span text:style-name="T12">descripcion</text:span>,tiempo_base)</text:p>
      <text:p text:style-name="Standard"/>
      <text:p text:style-name="Standard">Oferta(<text:span text:style-name="T4">poblado</text:span>,<text:span text:style-name="T1">cod</text:span>,material_ofrece,cant_ofrece,material_pide,cant_pide)</text:p>
      <text:p text:style-name="Standard"/>
      <text:p text:style-name="Standard">Tarea(<text:span text:style-name="T4">gnomo</text:span>,tipo,hora_inicio,hora_fin)</text:p>
      <text:p text:style-name="Standard"/>
      <text:p text:style-name="Standard"><text:tab/>Patrulla(<text:span text:style-name="T4">tarea</text:span>,<text:span text:style-name="T6">gnomo</text:span>)</text:p>
      <text:p text:style-name="Standard"/>
      <text:p text:style-name="Standard"><text:tab/>Hurto(<text:span text:style-name="T4">tarea</text:span>,<text:span text:style-name="T3">gnomo</text:span>)</text:p>
      <text:p text:style-name="Standard"/>
      <text:p text:style-name="Standard"><text:tab/>Investigación(<text:span text:style-name="T4">tarea</text:span>,<text:span text:style-name="T3">tecnologia</text:span>)</text:p>
      <text:p text:style-name="Standard"/>
      <text:p text:style-name="Standard"><text:tab/>Recolección(<text:span text:style-name="T4">tarea</text:span>,<text:span text:style-name="T3">zona</text:span><text:span text:style-name="T7">,recurso</text:span>)</text:p>
      <text:p text:style-name="Standard"/>
      <text:p text:style-name="Standard"><text:tab/>Recursos(<text:span text:style-name="T4">tarea</text:span>,recurso)</text:p>
      <text:p text:style-name="Standard"/>
      <text:p text:style-name="Standard"><text:tab/>En_Proyecto(<text:span text:style-name="T4">tarea</text:span>,<text:span text:style-name="T3">proyecto</text:span>)</text:p>
      <text:p text:style-name="Standard"/>
      <text:p text:style-name="Standard">Proyecto(<text:span text:style-name="T4">poblado</text:span>,<text:span text:style-name="T8">cod</text:span>,tipo,fecha_inicio,tiempo_invertido,tiempo_necesario)</text:p>
      <text:p text:style-name="Standard"/>
      <text:p text:style-name="Standard"><text:tab/>Construcción(<text:span text:style-name="T4">poblado_proyecto</text:span>,<text:span text:style-name="T4">cod_proyecto</text:span>,edificio)</text:p>
      <text:p text:style-name="Standard"/>
      <text:p text:style-name="Standard"><text:tab/>Fortificación(<text:span text:style-name="T4">poblado_proyecto</text:span>,<text:span text:style-name="T4">cod_proyecto</text:span>,<text:span text:style-name="T3">defensa</text:span><text:span text:style-name="T7">)</text:span></text:p>
      <text:p text:style-name="Standard"/>
      <text:p text:style-name="Standard"><text:tab/>Investigación(<text:span text:style-name="T4">poblado_proyecto</text:span>,<text:span text:style-name="T4">cod_proyecto</text:span>,gran_tecnologia)</text:p>
      <text:p text:style-name="Standard"><text:soft-page-break/></text:p>
      <text:p text:style-name="Standard">Llamada_a_las_armas(<text:span text:style-name="T1">poblado</text:span>,<text:span text:style-name="T1">cod</text:span>,fecha_inicio,fecha_limite,<text:span text:style-name="T3">poblado_enemigo</text:span>)</text:p>
      <text:p text:style-name="Standard"/>
      <text:p text:style-name="Standard">Accion_comercial(<text:span text:style-name="T4">poblado</text:span>,<text:span text:style-name="T8">cod</text:span>,fecha_limite,<text:span text:style-name="T3">poblado_destino</text:span>)</text:p>
      <text:p text:style-name="Standard">Tipo_defensa(<text:span text:style-name="T1">cod</text:span>,<text:span text:style-name="T2">nombre</text:span>,objetivo,coste_madera,coste_piedra,tiempo)</text:p>
      <text:p text:style-name="Standard"/>
      <text:p text:style-name="Standard">Defensa(<text:span text:style-name="T4">poblado</text:span>,<text:span text:style-name="T4">tipo_defensa</text:span>,<text:span text:style-name="T1">cod</text:span>,nive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ín Coego</meta:initial-creator>
    <meta:creation-date>2011-11-25T19:46:31</meta:creation-date>
    <dc:date>2011-11-25T20:46:39</dc:date>
    <dc:creator>Martín Coego</dc:creator>
    <meta:editing-duration>PT01H00M10S</meta:editing-duration>
    <meta:editing-cycles>23</meta:editing-cycles>
    <meta:generator>OpenOffice.org/3.2$Unix OpenOffice.org_project/320m12$Build-9483</meta:generator>
    <meta:document-statistic meta:table-count="0" meta:image-count="0" meta:object-count="0" meta:page-count="2" meta:paragraph-count="28" meta:word-count="28" meta:character-count="1547"/>
  </office:meta>
</office:document-meta>
</file>